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d409"/>
    </style:style>
    <style:style style:name="P2" style:family="paragraph" style:parent-style-name="Standard">
      <style:text-properties style:font-name="Liberation Mono" style:font-name-asian="Liberation Mono"/>
    </style:style>
    <style:style style:name="P3" style:family="paragraph" style:parent-style-name="Standard">
      <style:text-properties style:font-name="Liberation Mono" officeooo:paragraph-rsid="000f217a" style:font-name-asian="Liberation Mono"/>
    </style:style>
    <style:style style:name="P4" style:family="paragraph" style:parent-style-name="Standard">
      <style:text-properties style:font-name="Liberation Mono" officeooo:rsid="0010d409" style:font-name-asian="Liberation Mono"/>
    </style:style>
    <style:style style:name="P5" style:family="paragraph" style:parent-style-name="Standard">
      <style:text-properties style:font-name="Liberation Mono" officeooo:rsid="001689b3" officeooo:paragraph-rsid="001689b3" style:font-name-asian="Liberation Mono"/>
    </style:style>
    <style:style style:name="P6" style:family="paragraph" style:parent-style-name="Standard">
      <style:text-properties style:font-name="Liberation Mono" officeooo:rsid="001cb3a8" officeooo:paragraph-rsid="001cb3a8" style:font-name-asian="Liberation Mono"/>
    </style:style>
    <style:style style:name="P7" style:family="paragraph" style:parent-style-name="Standard">
      <style:text-properties style:font-name="Liberation Mono" officeooo:rsid="001f5de9" officeooo:paragraph-rsid="001f5de9" style:font-name-asian="Liberation Mono"/>
    </style:style>
    <style:style style:name="P8" style:family="paragraph" style:parent-style-name="Standard">
      <style:text-properties style:font-name="Liberation Mono" officeooo:rsid="00200c07" officeooo:paragraph-rsid="00200c07" style:font-name-asian="Liberation Mono"/>
    </style:style>
    <style:style style:name="P9" style:family="paragraph" style:parent-style-name="Standard">
      <style:text-properties style:font-name="Liberation Mono" officeooo:rsid="0021082c" officeooo:paragraph-rsid="0021082c" style:font-name-asian="Liberation Mono"/>
    </style:style>
    <style:style style:name="P10" style:family="paragraph" style:parent-style-name="Standard">
      <style:text-properties style:font-name="Liberation Mono" officeooo:rsid="00227a0b" officeooo:paragraph-rsid="00227a0b" style:font-name-asian="Liberation Mono"/>
    </style:style>
    <style:style style:name="P11" style:family="paragraph" style:parent-style-name="Standard">
      <style:text-properties style:font-name="Liberation Mono" officeooo:rsid="0022d8d9" officeooo:paragraph-rsid="0022d8d9" style:font-name-asian="Liberation Mono"/>
    </style:style>
    <style:style style:name="P12" style:family="paragraph" style:parent-style-name="Standard">
      <style:text-properties style:font-name="Liberation Mono" officeooo:rsid="0024287a" officeooo:paragraph-rsid="0024287a" style:font-name-asian="Liberation Mono"/>
    </style:style>
    <style:style style:name="P13" style:family="paragraph" style:parent-style-name="Standard">
      <style:text-properties style:font-name="Liberation Mono" officeooo:rsid="000f217a" officeooo:paragraph-rsid="000f217a" fo:background-color="#ffff00" style:font-name-asian="Liberation Mono"/>
    </style:style>
    <style:style style:name="P14" style:family="paragraph" style:parent-style-name="Standard">
      <style:text-properties style:font-name="Liberation Mono" officeooo:paragraph-rsid="000feb3c" fo:background-color="#ffff00" style:font-name-asian="Liberation Mono"/>
    </style:style>
    <style:style style:name="P15" style:family="paragraph" style:parent-style-name="Text_20_body">
      <style:paragraph-properties fo:margin-top="0in" fo:margin-bottom="0in" loext:contextual-spacing="false"/>
    </style:style>
    <style:style style:name="P16" style:family="paragraph" style:parent-style-name="Text_20_body">
      <style:paragraph-properties fo:margin-top="0in" fo:margin-bottom="0in" loext:contextual-spacing="false"/>
      <style:text-properties style:font-name="Liberation Mono" officeooo:rsid="0010d409" style:font-name-asian="Liberation Mono"/>
    </style:style>
    <style:style style:name="P17" style:family="paragraph" style:parent-style-name="Preformatted_20_Text">
      <style:paragraph-properties fo:margin-top="0in" fo:margin-bottom="0.1965in" loext:contextual-spacing="false"/>
    </style:style>
    <style:style style:name="P18" style:family="paragraph" style:parent-style-name="Preformatted_20_Text">
      <style:text-properties style:font-name="Liberation Mono" officeooo:rsid="000f217a" officeooo:paragraph-rsid="000f217a" fo:background-color="#ffff00" style:font-name-asian="Liberation Mono"/>
    </style:style>
    <style:style style:name="P19" style:family="paragraph" style:parent-style-name="Preformatted_20_Text">
      <style:text-properties style:font-name="Liberation Mono" officeooo:paragraph-rsid="000feb3c" fo:background-color="#ffff00" style:font-name-asian="Liberation Mono"/>
    </style:style>
    <style:style style:name="P20" style:family="paragraph" style:parent-style-name="Preformatted_20_Text">
      <style:text-properties style:font-name="Liberation Mono" officeooo:rsid="0010d409" style:font-name-asian="Liberation Mono"/>
    </style:style>
    <style:style style:name="P21" style:family="paragraph" style:parent-style-name="Standard">
      <style:text-properties style:font-name="Liberation Mono" officeooo:rsid="001f5de9" officeooo:paragraph-rsid="001f5de9" style:font-name-asian="Liberation Mono"/>
    </style:style>
    <style:style style:name="P22" style:family="paragraph" style:parent-style-name="Standard">
      <style:text-properties style:font-name="Liberation Mono" officeooo:rsid="0026b434" officeooo:paragraph-rsid="0026b434" style:font-name-asian="Liberation Mono"/>
    </style:style>
    <style:style style:name="P23" style:family="paragraph" style:parent-style-name="Standard">
      <style:text-properties style:font-name="Liberation Mono" officeooo:rsid="0010d409" officeooo:paragraph-rsid="0027910c" style:font-name-asian="Liberation Mono"/>
    </style:style>
    <style:style style:name="P24" style:family="paragraph" style:parent-style-name="Standard">
      <style:text-properties style:font-name="Liberation Mono" officeooo:rsid="0022d8d9" officeooo:paragraph-rsid="0022d8d9" style:font-name-asian="Liberation Mono"/>
    </style:style>
    <style:style style:name="P25" style:family="paragraph" style:parent-style-name="Standard">
      <style:text-properties style:font-name="Liberation Mono" officeooo:rsid="002af262" officeooo:paragraph-rsid="002af262" style:font-name-asian="Liberation Mono"/>
    </style:style>
    <style:style style:name="P26" style:family="paragraph" style:parent-style-name="Standard">
      <style:text-properties style:font-name="Liberation Mono" officeooo:rsid="002cf998" officeooo:paragraph-rsid="002cf998" style:font-name-asian="Liberation Mono"/>
    </style:style>
    <style:style style:name="P27" style:family="paragraph" style:parent-style-name="Standard">
      <style:text-properties style:font-name="Liberation Mono" officeooo:rsid="002eede2" officeooo:paragraph-rsid="002eede2" style:font-name-asian="Liberation Mono"/>
    </style:style>
    <style:style style:name="P28" style:family="paragraph" style:parent-style-name="Standard">
      <style:text-properties style:font-name="Liberation Mono" officeooo:rsid="002f527a" officeooo:paragraph-rsid="002eede2" style:font-name-asian="Liberation Mono"/>
    </style:style>
    <style:style style:name="P29" style:family="paragraph" style:parent-style-name="Standard">
      <style:text-properties style:font-name="Liberation Mono" officeooo:rsid="00306474" officeooo:paragraph-rsid="00306474" style:font-name-asian="Liberation Mono"/>
    </style:style>
    <style:style style:name="P30" style:family="paragraph" style:parent-style-name="Standard">
      <style:text-properties officeooo:paragraph-rsid="002eede2"/>
    </style:style>
    <style:style style:name="P31" style:family="paragraph" style:parent-style-name="Standard">
      <style:text-properties officeooo:rsid="00349522" officeooo:paragraph-rsid="00349522"/>
    </style:style>
    <style:style style:name="P32" style:family="paragraph" style:parent-style-name="Standard">
      <style:text-properties officeooo:rsid="003540be" officeooo:paragraph-rsid="003540be"/>
    </style:style>
    <style:style style:name="T1" style:family="text">
      <style:text-properties officeooo:rsid="0009c270"/>
    </style:style>
    <style:style style:name="T2" style:family="text">
      <style:text-properties officeooo:rsid="000bc1d1"/>
    </style:style>
    <style:style style:name="T3" style:family="text">
      <style:text-properties officeooo:rsid="000eea24"/>
    </style:style>
    <style:style style:name="T4" style:family="text">
      <style:text-properties fo:background-color="#ffff00" loext:char-shading-value="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Liberation Mono" style:font-name-asian="Liberation Mono"/>
    </style:style>
    <style:style style:name="T7" style:family="text">
      <style:text-properties style:font-name="Liberation Mono" officeooo:rsid="002eede2" style:font-name-asian="Liberation Mono"/>
    </style:style>
    <style:style style:name="T8" style:family="text">
      <style:text-properties officeooo:rsid="0032925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put_str=input()</text:p>
      <text:p text:style-name="P2">word=input_str.strip().split(' ')</text:p>
      <text:p text:style-name="P2">print(len(word[-1]))</text:p>
      <text:p text:style-name="P2"/>
      <text:p text:style-name="P2">st1 = input().lower()</text:p>
      <text:p text:style-name="P2">st2 = input().lower()</text:p>
      <text:p text:style-name="P2">print(st1.count(st2))</text:p>
      <text:p text:style-name="P2"/>
      <text:p text:style-name="P2">while True:</text:p>
      <text:p text:style-name="P2"><text:s text:c="4"/>try:</text:p>
      <text:p text:style-name="P2"><text:s text:c="8"/>n=int(input()) #读入第一行：随机整数的个数</text:p>
      <text:p text:style-name="P2"><text:s text:c="8"/>res=set() <text:span text:style-name="T1">#创建一个无序的不重复的元素序列</text:span></text:p>
      <text:p text:style-name="P2"><text:s text:c="8"/>for i in range(n):</text:p>
      <text:p text:style-name="P2"><text:s text:c="12"/>res.add(int(input()))# 读入第n行：n个随机整数组成的数组 </text:p>
      <text:p text:style-name="P2"><text:s text:c="8"/>for i in sorted(res):</text:p>
      <text:p text:style-name="P2"><text:s text:c="12"/>print(i)</text:p>
      <text:p text:style-name="P2"><text:s text:c="4"/>except:</text:p>
      <text:p text:style-name="P2"><text:s text:c="8"/>break</text:p>
      <text:p text:style-name="P2"><text:s text:c="2"/></text:p>
      <text:p text:style-name="P2">while True:</text:p>
      <text:p text:style-name="P2"><text:s text:c="4"/>try: </text:p>
      <text:p text:style-name="P2"><text:s text:c="8"/>s=input() <text:s text:c="11"/></text:p>
      <text:p text:style-name="P2"><text:s text:c="8"/>while len(s)&gt;8: <text:s text:c="15"/></text:p>
      <text:p text:style-name="P2"><text:s text:c="12"/>print(s[:8]) <text:s text:c="15"/></text:p>
      <text:p text:style-name="P2"><text:s text:c="12"/>s=s[8:] <text:s text:c="11"/></text:p>
      <text:p text:style-name="P2"><text:s text:c="8"/>print(s. ljust(8,"0")) <text:s text:c="2"/><text:span text:style-name="T2">#</text:span>返回一个原字符串左对齐,并使用指定字符填充至指定长度的新字符串。如果指定的长度小于原字符串的长度则返回原字符串。</text:p>
      <text:p text:style-name="P2"><text:s text:c="4"/>except:</text:p>
      <text:p text:style-name="P2"><text:s text:c="8"/>break</text:p>
      <text:p text:style-name="P2"><text:s text:c="8"/></text:p>
      <text:p text:style-name="P2">while True:</text:p>
      <text:p text:style-name="P2"><text:s text:c="4"/>try:</text:p>
      <text:p text:style-name="P2"><text:s text:c="8"/>print( int(input(), 16) )</text:p>
      <text:p text:style-name="P2"><text:s text:c="4"/>except:</text:p>
      <text:p text:style-name="P2"><text:s text:c="8"/>break</text:p>
      <text:p text:style-name="P2"/>
      <text:p text:style-name="P2">import math</text:p>
      <text:p text:style-name="P2">n = int(input())</text:p>
      <text:p text:style-name="P2">for i in range(2, int(math.sqrt(n))+1):</text:p>
      <text:p text:style-name="P2"><text:s text:c="4"/>while n % i == 0:</text:p>
      <text:p text:style-name="P2"><text:s text:c="8"/>print(i, end=' ')</text:p>
      <text:p text:style-name="P2"><text:s text:c="8"/>n = n // i <text:s text:c="2"/><text:span text:style-name="T3"># // 取商</text:span></text:p>
      <text:p text:style-name="P2">if n &gt; 2:</text:p>
      <text:p text:style-name="P2"><text:s text:c="4"/>print(n)</text:p>
      <text:p text:style-name="P2"/>
      <text:p text:style-name="P2">num = float(input())</text:p>
      <text:p text:style-name="P2">if num - int(num) &gt;= 0.5:</text:p>
      <text:p text:style-name="P2"><text:s text:c="4"/>print(int(num) + 1)</text:p>
      <text:p text:style-name="P2">else:</text:p>
      <text:p text:style-name="P2"><text:s text:c="4"/>print(int(num))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>num = int(input())</text:p>
      <text:p text:style-name="P2">dic = {}</text:p>
      <text:p text:style-name="P2">for i in range(num):</text:p>
      <text:p text:style-name="P3"><text:s text:c="4"/>line = input().<text:span text:style-name="T4">split() <text:s/></text:span></text:p>
      <text:p text:style-name="P18">str.split(str="", num=string.count(str)).</text:p>
      <text:p text:style-name="P13">#通过指定分隔符对字符串进行切片，如果参数 num 有指定值，则分隔 num+1 个子字符串,返回分割后的字符串列表。</text:p>
      <text:p text:style-name="P2"><text:s text:c="4"/>key = int(line[0])</text:p>
      <text:p text:style-name="P2"><text:s text:c="4"/>value = int(line[1])</text:p>
      <text:p text:style-name="P2"><text:s text:c="4"/>dic[key] = dic.get(key,0) + value</text:p>
      <text:p text:style-name="P19">dict.get(key[, value])</text:p>
      <text:p text:style-name="P14">函数返回指定键的值。</text:p>
      <text:p text:style-name="P2">for key in sorted(dic):</text:p>
      <text:p text:style-name="P2"><text:s text:c="4"/>print(key,dic.get(key))</text:p>
      <text:p text:style-name="P2"/>
      <text:p text:style-name="P2">a=input()</text:p>
      <text:p text:style-name="P2">a=a[::-1]</text:p>
      <text:p text:style-name="P2">y=''</text:p>
      <text:p text:style-name="P2">for i in a:</text:p>
      <text:p text:style-name="P2"><text:s text:c="4"/>if i not in y:</text:p>
      <text:p text:style-name="P2"><text:s text:c="8"/>y=y+i</text:p>
      <text:p text:style-name="P2">print(y)</text:p>
      <text:p text:style-name="P2"/>
      <text:p text:style-name="P2">import sys</text:p>
      <text:p text:style-name="P2">a=sys.stdin.readline().strip() </text:p>
      <text:p text:style-name="P2">words=''</text:p>
      <text:p text:style-name="P2">for i in a:</text:p>
      <text:p text:style-name="P2"><text:s text:c="4"/>if i not in words and ord(i)&gt;=0 and ord(i)&lt;=127:</text:p>
      <text:p text:style-name="P2"><text:s text:c="8"/>words+=i</text:p>
      <text:p text:style-name="P2">print(len(words))</text:p>
      <text:p text:style-name="P4"/>
      <text:p text:style-name="P20">fileObject.readline(size)</text:p>
      <text:p text:style-name="P4"><text:span text:style-name="T5">readline() </text:span>方法用于从文件读取整行，包括 "\n" 字符。如果指定了一个非负数的参数，则返回指定大小的字节数，包括 "\n" 字符。</text:p>
      <text:p text:style-name="P4"/>
      <text:p text:style-name="P20">str.strip([chars])</text:p>
      <text:p text:style-name="P16">Python strip() 方法用于移除字符串头尾指定的字符（默认为空格）或字符序列。</text:p>
      <text:p text:style-name="P15"><text:span text:style-name="Strong_20_Emphasis"><text:span text:style-name="T6">注意：</text:span></text:span><text:span text:style-name="T6">该方法只能删除开头或是结尾的字符，不能删除中间部分的字符。</text:span></text:p>
      <text:p text:style-name="P4"/>
      <text:p text:style-name="P4"/>
      <text:p text:style-name="P4">num = input()</text:p>
      <text:p text:style-name="P4">print(num[::-1])</text:p>
      <text:p text:style-name="P4"/>
      <text:p text:style-name="P1"><text:span text:style-name="Source_20_Text"><text:span text:style-name="T6">number_list = input().strip().split(' ')</text:span></text:span></text:p>
      <text:p text:style-name="Standard"><text:span text:style-name="Source_20_Text"><text:span text:style-name="T6">number_list.reverse()</text:span></text:span></text:p>
      <text:p text:style-name="Standard"><text:span text:style-name="Source_20_Text"><text:span text:style-name="T6">print(' '.join(number_list))</text:span></text:span></text:p>
      <text:p text:style-name="P4"/>
      <text:p text:style-name="P4"/>
      <text:p text:style-name="P5"># 根据给定的数字读入多行字符串</text:p>
      <text:p text:style-name="P4">import sys</text:p>
      <text:p text:style-name="P4">num=int(sys.stdin.readline().strip())</text:p>
      <text:p text:style-name="P4"><text:soft-page-break/>ll=list()</text:p>
      <text:p text:style-name="P4">for i in range(num):</text:p>
      <text:p text:style-name="P4"><text:s text:c="4"/>ll.append(sys.stdin.readline().strip())</text:p>
      <text:p text:style-name="P4"/>
      <text:p text:style-name="P4">ll.sort(key=str)</text:p>
      <text:p text:style-name="P4">for item in ll:</text:p>
      <text:p text:style-name="P4"><text:s text:c="4"/>print(item)</text:p>
      <text:p text:style-name="P4"/>
      <text:p text:style-name="P4"/>
      <text:p text:style-name="P4">a = int(input())</text:p>
      <text:p text:style-name="P4">b = bin(a)</text:p>
      <text:p text:style-name="P4">c='1'</text:p>
      <text:p text:style-name="P4">print(b.count(c))</text:p>
      <text:p text:style-name="P4"/>
      <text:p text:style-name="P4"/>
      <text:p text:style-name="P4">string = input()</text:p>
      <text:p text:style-name="P4">str_list = string.split(';')</text:p>
      <text:p text:style-name="P4">d = {}</text:p>
      <text:p text:style-name="P4">for item in str_list:</text:p>
      <text:p text:style-name="P4"><text:s text:c="4"/>if len(item) &gt; 1 and item[0] in list('ADSW') and item[1:].isdecimal():</text:p>
      <text:p text:style-name="P4"><text:s text:c="8"/>d[item[0]] = d.get(item[0], 0) + int(item[1:])</text:p>
      <text:p text:style-name="P4">x, y = (d['D'] - d['A']), (d['W'] - d['S'])</text:p>
      <text:p text:style-name="P4">print('%d,%d' %(x, y))</text:p>
      <text:p text:style-name="P4"/>
      <text:p text:style-name="P20">str.isdecimal()</text:p>
      <text:p text:style-name="P4">isdecimal() 方法检查字符串是否只包含十进制字符。</text:p>
      <text:p text:style-name="P4"/>
      <text:p text:style-name="Standard"><text:span text:style-name="Source_20_Text"><text:span text:style-name="T6"/></text:span></text:p>
      <text:p text:style-name="Standard"><text:span text:style-name="Source_20_Text"><text:span text:style-name="T6">try:</text:span></text:span></text:p>
      <text:p text:style-name="Standard"><text:span text:style-name="Source_20_Text"><text:span text:style-name="T6"><text:s text:c="4"/>while True:</text:span></text:span></text:p>
      <text:p text:style-name="Standard"><text:span text:style-name="Source_20_Text"><text:span text:style-name="T6"><text:s text:c="8"/>steps = input().split(";")</text:span></text:span></text:p>
      <text:p text:style-name="Standard"><text:span text:style-name="Source_20_Text"><text:span text:style-name="T6"><text:s text:c="8"/>x,y = 0,0</text:span></text:span></text:p>
      <text:p text:style-name="Standard"><text:span text:style-name="Source_20_Text"><text:span text:style-name="T6"><text:s text:c="8"/>for st in steps:</text:span></text:span></text:p>
      <text:p text:style-name="Standard"><text:span text:style-name="Source_20_Text"><text:span text:style-name="T6"><text:s text:c="12"/>if not st[0:1] in ["A", "W", "S", "D"]:</text:span></text:span></text:p>
      <text:p text:style-name="Standard"><text:span text:style-name="Source_20_Text"><text:span text:style-name="T6"><text:s text:c="16"/>continue</text:span></text:span></text:p>
      <text:p text:style-name="Standard"><text:span text:style-name="Source_20_Text"><text:span text:style-name="T6"><text:s text:c="12"/>ss = st[1:]</text:span></text:span></text:p>
      <text:p text:style-name="Standard"><text:span text:style-name="Source_20_Text"><text:span text:style-name="T6"><text:s text:c="12"/>if not ss.isdigit():</text:span></text:span></text:p>
      <text:p text:style-name="Standard"><text:span text:style-name="Source_20_Text"><text:span text:style-name="T6"><text:s text:c="16"/>continue</text:span></text:span></text:p>
      <text:p text:style-name="Standard"><text:span text:style-name="Source_20_Text"><text:span text:style-name="T6"><text:s text:c="12"/>else:</text:span></text:span></text:p>
      <text:p text:style-name="Standard"><text:span text:style-name="Source_20_Text"><text:span text:style-name="T6"><text:s text:c="16"/>ss = int(ss)</text:span></text:span></text:p>
      <text:p text:style-name="Standard"><text:span text:style-name="Source_20_Text"><text:span text:style-name="T6"><text:s text:c="12"/>if st[0] == "A":</text:span></text:span></text:p>
      <text:p text:style-name="Standard"><text:span text:style-name="Source_20_Text"><text:span text:style-name="T6"><text:s text:c="16"/>x -= ss</text:span></text:span></text:p>
      <text:p text:style-name="Standard"><text:span text:style-name="Source_20_Text"><text:span text:style-name="T6"><text:s text:c="12"/>elif st[0] == "W":</text:span></text:span></text:p>
      <text:p text:style-name="Standard"><text:span text:style-name="Source_20_Text"><text:span text:style-name="T6"><text:s text:c="16"/>y += ss</text:span></text:span></text:p>
      <text:p text:style-name="Standard"><text:span text:style-name="Source_20_Text"><text:span text:style-name="T6"><text:s text:c="12"/>elif st[0] == "S":</text:span></text:span></text:p>
      <text:p text:style-name="Standard"><text:span text:style-name="Source_20_Text"><text:span text:style-name="T6"><text:s text:c="16"/>y -= ss</text:span></text:span></text:p>
      <text:p text:style-name="Standard"><text:span text:style-name="Source_20_Text"><text:span text:style-name="T6"><text:s text:c="12"/>elif st[0] == "D":</text:span></text:span></text:p>
      <text:p text:style-name="Standard"><text:span text:style-name="Source_20_Text"><text:span text:style-name="T6"><text:s text:c="16"/>x += ss</text:span></text:span></text:p>
      <text:p text:style-name="Standard"><text:span text:style-name="Source_20_Text"><text:span text:style-name="T6"><text:s text:c="8"/>print("%d,%d"%(x,y))</text:span></text:span></text:p>
      <text:p text:style-name="Standard"><text:span text:style-name="Source_20_Text"><text:span text:style-name="T6"/></text:span></text:p>
      <text:p text:style-name="Standard"><text:span text:style-name="Source_20_Text"><text:span text:style-name="T6">except:</text:span></text:span></text:p>
      <text:p text:style-name="Standard"><text:span text:style-name="Source_20_Text"><text:span text:style-name="T6"><text:s text:c="4"/>pass</text:span></text:span></text:p>
      <text:p text:style-name="Standard"><text:soft-page-break/><text:span text:style-name="Source_20_Text"><text:span text:style-name="T6"/></text:span></text:p>
      <text:p text:style-name="Standard"><text:span text:style-name="Source_20_Text"><text:span text:style-name="T6"/></text:span></text:p>
      <text:p text:style-name="Standard"><text:span text:style-name="Source_20_Text"><text:span text:style-name="T6"/></text:span></text:p>
      <text:p text:style-name="P17"><text:span text:style-name="Source_20_Text"><text:span text:style-name="T6">str.isdigit()</text:span></text:span></text:p>
      <text:p text:style-name="Standard"><text:span text:style-name="Source_20_Text"><text:span text:style-name="T6">str.isdigit() 方法检测字符串是否只由数字组成。</text:span></text:span></text:p>
      <text:p text:style-name="P4"/>
      <text:p text:style-name="P23">int(input(), 16)</text:p>
      <text:p text:style-name="P23"/>
      <text:p text:style-name="P25">bin()</text:p>
      <text:p text:style-name="P25">return a binary number and it is iterable, each iterator is a char</text:p>
      <text:p text:style-name="P4"/>
      <text:p text:style-name="P6">Split()</text:p>
      <text:p text:style-name="P6">filter()</text:p>
      <text:p text:style-name="P6">map()</text:p>
      <text:p text:style-name="P7">set()</text:p>
      <text:p text:style-name="P7"/>
      <text:p text:style-name="P22">str.ljust(8,’0’)</text:p>
      <text:p text:style-name="P7"/>
      <text:p text:style-name="P8">set a &amp; set b</text:p>
      <text:p text:style-name="P8"/>
      <text:p text:style-name="P9">dictionary get()</text:p>
      <text:p text:style-name="P12">dic.items()</text:p>
      <text:p text:style-name="P9"/>
      <text:p text:style-name="P10">round()</text:p>
      <text:p text:style-name="P10"/>
      <text:p text:style-name="P11">#find the last n string</text:p>
      <text:p text:style-name="P11">str.endwith()</text:p>
      <text:p text:style-name="P11">str[-n:]</text:p>
      <text:p text:style-name="P11"/>
      <text:p text:style-name="P11"><text:span text:style-name="Source_20_Text">print('%.1f'%(sum(data)/len(data)))</text:span></text:p>
      <text:p text:style-name="P11">print(i, end=' ')</text:p>
      <text:p text:style-name="P11"/>
      <text:p text:style-name="P11">多行输入给出了行数</text:p>
      <text:p text:style-name="P11"/>
      <text:p text:style-name="P11">t=chr((ord(i)+33))</text:p>
      <text:p text:style-name="P11"/>
      <text:p text:style-name="P11"/>
      <text:p text:style-name="P26">HJ6 质数因子</text:p>
      <text:p text:style-name="P27">HJ31 单词倒排</text:p>
      <text:p text:style-name="P27"/>
      <text:p text:style-name="P28">默认输入读取的是字符串</text:p>
      <text:p text:style-name="P28">对字符串使用sorted会输出列表</text:p>
      <text:p text:style-name="P28"/>
      <text:p text:style-name="P29">需要找规律的题：</text:p>
      <text:p text:style-name="P29">蛇形矩阵</text:p>
      <text:p text:style-name="P29">杨辉三角形</text:p>
      <text:p text:style-name="P27"/>
      <text:p text:style-name="P27">eval<text:span text:style-name="T8">() 表达式求值</text:span></text:p>
      <text:p text:style-name="P27"/>
      <text:p text:style-name="P30"><text:span text:style-name="T7">完全数 </text:span>6/28/496/8128</text:p>
      <text:p text:style-name="P30"/>
      <text:p text:style-name="P31">一个数的约数 小于等于 这个数的一半</text:p>
      <text:p text:style-name="P31">一个数的约数会均匀分配在 这个数的开方的两侧</text:p>
      <text:p text:style-name="P32"><text:soft-page-break/>HJ61 放苹果，简单的动态规划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5T16:03:46.732542591</meta:creation-date>
    <dc:date>2022-07-20T15:32:37.867829093</dc:date>
    <meta:editing-duration>PT16H10M20S</meta:editing-duration>
    <meta:editing-cycles>32</meta:editing-cycles>
    <meta:generator>LibreOffice/6.4.7.2$Linux_X86_64 LibreOffice_project/40$Build-2</meta:generator>
    <meta:document-statistic meta:table-count="0" meta:image-count="0" meta:object-count="0" meta:page-count="5" meta:paragraph-count="161" meta:word-count="793" meta:character-count="3423" meta:non-whitespace-character-count="2610"/>
  </office:meta>
</office:document-meta>
</file>